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1.89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datastre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_C_exp64</text:p>
          </table:table-cell>
          <table:table-cell office:value-type="string" calcext:value-type="string">
            <text:p>8_C.v1.l0.ds1.l_combo0.ds_combo1.idays60.odays7</text:p>
          </table:table-cell>
          <table:table-cell office:value-type="float" office:value="0.00558975711464882" calcext:value-type="float">
            <text:p>0.00558975711464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09" calcext:value-type="float">
            <text:p>209</text:p>
          </table:table-cell>
          <table:table-cell table:formula="of:=[.F2]/[.G2]" office:value-type="float" office:value="0.430622009569378" calcext:value-type="float">
            <text:p>0.430622009569378</text:p>
          </table:table-cell>
          <table:table-cell table:formula="of:=[.D2]*[.H2]" office:value-type="float" office:value="0.0024070724417148" calcext:value-type="float">
            <text:p>0.002407072441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_AA_exp32</text:p>
          </table:table-cell>
          <table:table-cell office:value-type="string" calcext:value-type="string">
            <text:p>8_AA.v1.l0.ds1.l_combo0.ds_combo2.idays60.odays1</text:p>
          </table:table-cell>
          <table:table-cell office:value-type="float" office:value="0.00114691071212292" calcext:value-type="float">
            <text:p>0.0011469107121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3]/[.G3]" office:value-type="float" office:value="0.0717703349282297" calcext:value-type="float">
            <text:p>0.07177033492823</text:p>
          </table:table-cell>
          <table:table-cell table:formula="of:=[.D3]*[.H3]" office:value-type="float" office:value="0.0000823141659418362" calcext:value-type="float">
            <text:p>8.23141659418362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_AA_exp64</text:p>
          </table:table-cell>
          <table:table-cell office:value-type="string" calcext:value-type="string">
            <text:p>8_AA.v1.l0.ds1.l_combo0.ds_combo3.idays60.odays7</text:p>
          </table:table-cell>
          <table:table-cell office:value-type="float" office:value="0.00736872339621186" calcext:value-type="float">
            <text:p>0.007368723396212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209" calcext:value-type="float">
            <text:p>209</text:p>
          </table:table-cell>
          <table:table-cell table:formula="of:=[.F4]/[.G4]" office:value-type="float" office:value="0.363636363636364" calcext:value-type="float">
            <text:p>0.363636363636364</text:p>
          </table:table-cell>
          <table:table-cell table:formula="of:=[.D4]*[.H4]" office:value-type="float" office:value="0.00267953578044068" calcext:value-type="float">
            <text:p>0.0026795357804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_Q_exp64</text:p>
          </table:table-cell>
          <table:table-cell office:value-type="string" calcext:value-type="string">
            <text:p>8_Q.v1.l0.ds1.l_combo0.ds_combo4.idays60.odays7</text:p>
          </table:table-cell>
          <table:table-cell office:value-type="float" office:value="0.0246499795466661" calcext:value-type="float">
            <text:p>0.02464997954666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F5]/[.G5]" office:value-type="float" office:value="0.133971291866029" calcext:value-type="float">
            <text:p>0.133971291866029</text:p>
          </table:table-cell>
          <table:table-cell table:formula="of:=[.D5]*[.H5]" office:value-type="float" office:value="0.00330238960433805" calcext:value-type="float">
            <text:p>0.00330238960433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table:formula="of:=SUM([.F2:.F5])" office:value-type="float" office:value="209" calcext:value-type="float">
            <text:p>209</text:p>
          </table:table-cell>
          <table:table-cell table:number-columns-repeated="2"/>
          <table:table-cell table:formula="of:=SUM([.I2:.I5])" office:value-type="float" office:value="0.00847131199243537" calcext:value-type="float">
            <text:p>0.0084713119924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 </text:p>
          </table:table-cell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MIN([.D2:.D5])" office:value-type="float" office:value="0.00114691071212292" calcext:value-type="float">
            <text:p>0.001146910712123</text:p>
          </table:table-cell>
          <table:table-cell table:formula="of:=MAX([.D2:.D5])" office:value-type="float" office:value="0.0246499795466661" calcext:value-type="float">
            <text:p>0.02464997954666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2:03:07.066314044</dc:date>
    <meta:editing-duration>PT2M51S</meta:editing-duration>
    <meta:editing-cycles>1</meta:editing-cycles>
    <meta:document-statistic meta:table-count="1" meta:cell-count="51" meta:object-count="0"/>
    <meta:generator>LibreOffice/6.0.7.3$Linux_X86_64 LibreOffice_project/00m0$Build-3</meta:generator>
  </office:meta>
</office:document-meta>
</file>